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.002cm" fo:margin-left="0cm" table:align="left"/>
    </style:style>
    <style:style style:name="Tabelle4.A" style:family="table-column">
      <style:table-column-properties style:column-width="2.501cm"/>
    </style:style>
    <style:style style:name="Tabelle4.B" style:family="table-column">
      <style:table-column-properties style:column-width="14.501cm"/>
    </style:style>
    <style:style style:name="Tabelle4.A1" style:family="table-cell">
      <style:table-cell-properties fo:background-color="#dddddd" fo:padding="0.101cm" fo:border="none">
        <style:background-image/>
      </style:table-cell-properties>
    </style:style>
    <style:style style:name="Tabelle4.A2" style:family="table-cell">
      <style:table-cell-properties fo:padding="0.101cm" fo:border="none"/>
    </style:style>
    <style:style style:name="Tabelle4.B2" style:family="table-cell">
      <style:table-cell-properties fo:padding="0.101cm" fo:border="none"/>
    </style:style>
    <style:style style:name="Tabelle4.A3" style:family="table-cell">
      <style:table-cell-properties fo:padding="0.101cm" fo:border="none"/>
    </style:style>
    <style:style style:name="Tabelle4.B3" style:family="table-cell">
      <style:table-cell-properties fo:padding="0.101cm" fo:border="none"/>
    </style:style>
    <style:style style:name="Tabelle4.A4" style:family="table-cell">
      <style:table-cell-properties fo:padding="0.101cm" fo:border="none"/>
    </style:style>
    <style:style style:name="Tabelle4.B4" style:family="table-cell">
      <style:table-cell-properties fo:padding="0.101cm" fo:border="none"/>
    </style:style>
    <style:style style:name="Tabelle4.A5" style:family="table-cell">
      <style:table-cell-properties fo:padding="0.101cm" fo:border="none"/>
    </style:style>
    <style:style style:name="Tabelle4.B5" style:family="table-cell">
      <style:table-cell-properties fo:padding="0.101cm" fo:border="none"/>
    </style:style>
    <style:style style:name="Tabelle1" style:family="table">
      <style:table-properties style:width="17.004cm" fo:margin-left="0cm" table:align="left"/>
    </style:style>
    <style:style style:name="Tabelle1.A" style:family="table-column">
      <style:table-column-properties style:column-width="0.774cm"/>
    </style:style>
    <style:style style:name="Tabelle1.B" style:family="table-column">
      <style:table-column-properties style:column-width="1.877cm"/>
    </style:style>
    <style:style style:name="Tabelle1.C" style:family="table-column">
      <style:table-column-properties style:column-width="4.075cm"/>
    </style:style>
    <style:style style:name="Tabelle1.F" style:family="table-column">
      <style:table-column-properties style:column-width="2.129cm"/>
    </style:style>
    <style:style style:name="Tabelle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2" style:family="table">
      <style:table-properties style:width="17.002cm" fo:margin-left="0cm" table:align="left"/>
    </style:style>
    <style:style style:name="Tabelle2.A" style:family="table-column">
      <style:table-column-properties style:column-width="0.776cm"/>
    </style:style>
    <style:style style:name="Tabelle2.B" style:family="table-column">
      <style:table-column-properties style:column-width="1.875cm"/>
    </style:style>
    <style:style style:name="Tabelle2.C" style:family="table-column">
      <style:table-column-properties style:column-width="4.075cm"/>
    </style:style>
    <style:style style:name="Tabelle2.D" style:family="table-column">
      <style:table-column-properties style:column-width="4.073cm"/>
    </style:style>
    <style:style style:name="Tabelle2.E" style:family="table-column">
      <style:table-column-properties style:column-width="4.076cm"/>
    </style:style>
    <style:style style:name="Tabelle2.F" style:family="table-column">
      <style:table-column-properties style:column-width="2.127cm"/>
    </style:style>
    <style:style style:name="Tabelle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101cm" fo:border="0.05pt solid #000000"/>
    </style:style>
    <style:style style:name="Tabelle3" style:family="table">
      <style:table-properties style:width="3.921cm" fo:margin-left="0cm" table:align="left"/>
    </style:style>
    <style:style style:name="Tabelle3.A" style:family="table-column">
      <style:table-column-properties style:column-width="1.244cm"/>
    </style:style>
    <style:style style:name="Tabelle3.B" style:family="table-column">
      <style:table-column-properties style:column-width="2.678cm"/>
    </style:style>
    <style:style style:name="Tabelle3.A1" style:family="table-cell">
      <style:table-cell-properties fo:padding="0.049cm" fo:border="none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paragraph-rsid="00463c7f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463c7f" officeooo:paragraph-rsid="00463c7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9pt" officeooo:paragraph-rsid="001be789" style:font-size-asian="9pt" style:font-size-complex="9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9pt" officeooo:paragraph-rsid="0019d046" style:font-size-asian="9pt" style:font-size-complex="9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9pt" officeooo:paragraph-rsid="001a6bb0" style:font-size-asian="9pt" style:font-size-complex="9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9pt" officeooo:paragraph-rsid="001ca774" style:font-size-asian="9pt" style:font-size-complex="9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9pt" officeooo:rsid="001cbec8" officeooo:paragraph-rsid="0019d046" style:font-size-asian="9pt" style:font-size-complex="9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officeooo:rsid="001a6bb0" officeooo:paragraph-rsid="0019d046" style:font-size-asian="9pt" style:font-size-complex="9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9pt" officeooo:rsid="001a6bb0" officeooo:paragraph-rsid="002ea08b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9pt" officeooo:paragraph-rsid="0033f494" style:font-size-asian="9pt" style:font-size-complex="9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9pt" fo:font-weight="normal" officeooo:paragraph-rsid="0027255d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9pt" fo:font-weight="normal" officeooo:paragraph-rsid="00288602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9pt" fo:font-weight="bold" officeooo:rsid="001fe566" officeooo:paragraph-rsid="0027255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8pt" fo:font-weight="bold" officeooo:paragraph-rsid="001fe566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8pt" fo:font-weight="bold" officeooo:rsid="001fe566" officeooo:paragraph-rsid="001fe566" style:font-size-asian="8pt" style:font-weight-asian="bold" style:font-size-complex="8pt" style:font-weight-complex="bold"/>
    </style:style>
    <style:style style:name="P18" style:family="paragraph" style:parent-style-name="Standard" style:master-page-name="">
      <style:paragraph-properties fo:margin-left="-1.499cm" fo:margin-right="0cm" fo:text-indent="0cm" style:auto-text-indent="false" style:page-number="auto" fo:break-before="page"/>
      <style:text-properties fo:color="#ffffff" fo:font-size="16pt" fo:font-weight="bold" officeooo:paragraph-rsid="0019d046" fo:background-color="#000000" style:font-size-asian="16pt" style:font-weight-asian="bold" style:font-size-complex="16pt" style:font-weight-complex="bold"/>
    </style:style>
    <style:style style:name="P19" style:family="paragraph" style:parent-style-name="Tabellenueberschrift">
      <style:text-properties fo:font-weight="normal" officeooo:rsid="000bf311" officeooo:paragraph-rsid="0019d046" style:font-weight-asian="normal" style:font-weight-complex="normal"/>
    </style:style>
    <style:style style:name="P20" style:family="paragraph" style:parent-style-name="Tabellenueberschrift">
      <style:paragraph-properties fo:text-align="end" style:justify-single-word="false"/>
      <style:text-properties fo:font-weight="normal" officeooo:rsid="000bf311" officeooo:paragraph-rsid="0019d046" style:font-weight-asian="normal" style:font-weight-complex="normal"/>
    </style:style>
    <style:style style:name="P21" style:family="paragraph" style:parent-style-name="Tabellenueberschrift">
      <style:paragraph-properties fo:text-align="center" style:justify-single-word="false"/>
      <style:text-properties fo:font-weight="normal" officeooo:rsid="000bf311" officeooo:paragraph-rsid="002ea08b" style:font-weight-asian="normal" style:font-weight-complex="normal"/>
    </style:style>
    <style:style style:name="P22" style:family="paragraph" style:parent-style-name="Tabellenueberschrift">
      <style:paragraph-properties fo:text-align="center" style:justify-single-word="false"/>
      <style:text-properties fo:font-weight="normal" officeooo:rsid="002ea08b" officeooo:paragraph-rsid="002ea08b" style:font-weight-asian="normal" style:font-weight-complex="normal"/>
    </style:style>
    <style:style style:name="P23" style:family="paragraph" style:parent-style-name="Tabellenueberschrift">
      <style:text-properties fo:font-weight="normal" officeooo:rsid="003389aa" officeooo:paragraph-rsid="003389aa" style:font-weight-asian="normal" style:font-weight-complex="normal"/>
    </style:style>
    <style:style style:name="P24" style:family="paragraph" style:parent-style-name="Table_20_Contents">
      <style:text-properties fo:font-size="8pt" officeooo:rsid="001fe566" officeooo:paragraph-rsid="001fe566" style:font-size-asian="8pt" style:font-size-complex="8pt"/>
    </style:style>
    <style:style style:name="T1" style:family="text">
      <style:text-properties officeooo:rsid="001a6bb0"/>
    </style:style>
    <style:style style:name="T2" style:family="text">
      <style:text-properties officeooo:rsid="000bf311"/>
    </style:style>
    <style:style style:name="T3" style:family="text">
      <style:text-properties officeooo:rsid="001fe566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 in objects&quot;&gt;">FOR EACH o</text:text-input></text:p>
      <text:p text:style-name="P9"><text:text-input text:description="&lt;for each=&quot;d in get_detail(o)&quot;&gt;">FOR EACH 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Name</text:p>
          </table:table-cell>
          <table:table-cell table:style-name="Tabelle4.A1" office:value-type="string">
            <text:p text:style-name="P2"><text:text-input text:description="&lt;o.name&gt;">name</text:text-input></text:p>
          </table:table-cell>
        </table:table-row>
        <table:table-row>
          <table:table-cell table:style-name="Tabelle4.A4" office:value-type="string">
            <text:p text:style-name="P3">Datum</text:p>
          </table:table-cell>
          <table:table-cell table:style-name="Tabelle4.B2" office:value-type="string">
            <text:p text:style-name="P1"><text:text-input text:description="&lt;formatLang(o.date,date=True)&gt;">date</text:text-input></text:p>
          </table:table-cell>
        </table:table-row>
        <table:table-row>
          <table:table-cell table:style-name="Tabelle4.A4" office:value-type="string">
            <text:p text:style-name="P3">Journal</text:p>
          </table:table-cell>
          <table:table-cell table:style-name="Tabelle4.B3" office:value-type="string">
            <text:p text:style-name="P1"><text:text-input text:description="&lt;o.journal_id.name&gt;">journal</text:text-input></text:p>
          </table:table-cell>
        </table:table-row>
        <table:table-row>
          <table:table-cell table:style-name="Tabelle4.A4" office:value-type="string">
            <text:p text:style-name="P3">Startsaldo</text:p>
          </table:table-cell>
          <table:table-cell table:style-name="Tabelle4.B4" office:value-type="string">
            <text:p text:style-name="P1"><text:text-input text:description="&lt;formatLang(o.balance_start)&gt;">start</text:text-input></text:p>
          </table:table-cell>
        </table:table-row>
        <table:table-row>
          <table:table-cell table:style-name="Tabelle4.A5" office:value-type="string">
            <text:p text:style-name="P3">Endsaldo</text:p>
          </table:table-cell>
          <table:table-cell table:style-name="Tabelle4.B5" office:value-type="string">
            <text:p text:style-name="P1"><text:text-input text:description="&lt;formatLang(o.balance_end_real)&gt;">end</text:text-input></text:p>
          </table:table-cell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3"/>
        <table:table-column table:style-name="Tabelle1.F"/>
        <table:table-row>
          <table:table-cell table:style-name="Tabelle1.A1" office:value-type="string">
            <text:p text:style-name="P22">Pos</text:p>
          </table:table-cell>
          <table:table-cell table:style-name="Tabelle1.A1" office:value-type="string">
            <text:p text:style-name="P21">Datum</text:p>
          </table:table-cell>
          <table:table-cell table:style-name="Tabelle1.A1" office:value-type="string">
            <text:p text:style-name="P19">Ausgleich OP</text:p>
          </table:table-cell>
          <table:table-cell table:style-name="Tabelle1.A1" office:value-type="string">
            <text:p text:style-name="P19">Partner</text:p>
          </table:table-cell>
          <table:table-cell table:style-name="Tabelle1.A1" office:value-type="string">
            <text:p text:style-name="P23">Bezeichnung</text:p>
          </table:table-cell>
          <table:table-cell table:style-name="Tabelle1.F1" office:value-type="string">
            <text:p text:style-name="P20">Betrag <text:text-input text:description="&lt;o.currency.symbol&gt;">€</text:text-input></text:p>
          </table:table-cell>
        </table:table-row>
      </table:table>
      <text:p text:style-name="P6"><text:text-input text:description="&lt;for each=&quot;l in d.lines&quot;&gt;">FOR EACH 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0"><text:text-input text:description="&lt;l.pos&gt;">pos</text:text-input></text:p>
          </table:table-cell>
          <table:table-cell table:style-name="Tabelle2.A1" office:value-type="string">
            <text:p text:style-name="P11"><text:text-input text:description="&lt;formatLang(l.line.date,date=True)&gt;">01.01.2016</text:text-input></text:p>
          </table:table-cell>
          <table:table-cell table:style-name="Tabelle2.A1" office:value-type="string">
            <text:p text:style-name="P6"><text:text-input text:description="&lt;for each=&quot;inv in l.invoices&quot;&gt;">FOR EACH inv</text:text-input></text:p>
            <text:p text:style-name="P15"><text:text-input text:description="&lt;inv.number&gt;">AR20150101</text:text-input></text:p>
            <text:p text:style-name="P13"><text:text-input text:description="&lt;if test=&quot;inv.supplier_invoice_number&quot;&gt;">IF snumber</text:text-input></text:p>
            <text:p text:style-name="P13"><text:text-input text:description="&lt;inv.supplier_invoice_number&gt;">snumber</text:text-input></text:p>
            <text:p text:style-name="P13"><text:text-input text:description="&lt;/if&gt;">END IF</text:text-input></text:p>
            <text:p text:style-name="P13"><text:text-input text:description="&lt;if test=&quot;inv.name&quot;&gt;">IF name</text:text-input></text:p>
            <text:p text:style-name="P13"><text:text-input text:description="&lt;inv.name&gt;">name</text:text-input></text:p>
            <text:p text:style-name="P14"><text:text-input text:description="&lt;/if&gt;">END I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4">Datum</text:p>
                </table:table-cell>
                <table:table-cell table:style-name="Tabelle3.A1" office:value-type="string">
                  <text:p text:style-name="P17"><text:text-input text:description="&lt;formatLang(inv.date_invoice,date=True)&gt;">01.01.2016</text:text-input></text:p>
                </table:table-cell>
              </table:table-row>
              <table:table-row>
                <table:table-cell table:style-name="Tabelle3.A1" office:value-type="string">
                  <text:p text:style-name="P24">Betrag</text:p>
                </table:table-cell>
                <table:table-cell table:style-name="Tabelle3.A1" office:value-type="string">
                  <text:p text:style-name="P16"><text:span text:style-name="T3"><text:text-input text:description="&lt;formatLang(inv.amount_total)&gt;">100.000,00</text:text-input></text:span><text:span text:style-name="T3"> </text:span><text:span text:style-name="T3"><text:text-input text:description="&lt;inv.currency_id.symbol&gt;">€</text:text-input></text:span></text:p>
                </table:table-cell>
              </table:table-row>
            </table:table>
            <text:p text:style-name="P6"><text:text-input text:description="&lt;/for&gt;">END FOR</text:text-input></text:p>
          </table:table-cell>
          <table:table-cell table:style-name="Tabelle2.A1" office:value-type="string">
            <text:p text:style-name="P6"><text:text-input text:description="&lt;l.line.partner_id.name&gt;">Martin Reisenhofer</text:text-input></text:p>
          </table:table-cell>
          <table:table-cell table:style-name="Tabelle2.A1" office:value-type="string">
            <text:p text:style-name="P6"><text:text-input text:description="&lt;l.line.name&gt;">AR2000141414</text:text-input></text:p>
          </table:table-cell>
          <table:table-cell table:style-name="Tabelle2.F1" office:value-type="string">
            <text:p text:style-name="P5"><text:span text:style-name="T1"><text:text-input text:description="&lt;formatLang(l.line.amount)&gt;">100.000,00</text:text-input></text:span> <text:span text:style-name="T2"><text:text-input text:description="&lt;o.currency.symbol&gt;">€</text:text-input></text:span></text:p>
          </table:table-cell>
        </table:table-row>
      </table:table>
      <text:p text:style-name="P6"><text:text-input text:description="&lt;/for&gt;">END FOR</text:text-input></text:p>
      <text:p text:style-name="P6"><text:text-input text:description="&lt;for each=&quot;im in d.images&quot;&gt;">FOR EACH im</text:text-input></text:p>
      <text:p text:style-name="P6"/>
      <text:p text:style-name="P18"><text:s/><text:text-input text:description="&lt;im.pos&gt;">POS</text:text-input> </text:p>
      <text:p text:style-name="P6"><draw:frame draw:style-name="fr1" draw:name="image: asimage(im.image)" text:anchor-type="paragraph" svg:x="0.64cm" svg:y="0.191cm" svg:width="1cm" draw:z-index="0"><draw:text-box fo:min-height="1cm"><text:p text:style-name="Frame_20_contents"/></draw:text-box></draw:frame></text:p>
      <text:p text:style-name="P6"/>
      <text:p text:style-name="P6"/>
      <text:p text:style-name="P6"/>
      <text:p text:style-name="P6"/>
      <text:p text:style-name="P12"><text:text-input text:description="&lt;/for&gt;">END FOR</text:text-input></text:p>
      <text:p text:style-name="P7"><text:text-input text:description="&lt;/for&gt;">END FOR</text:text-input></text:p>
      <text:p text:style-name="P8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Tabellenueberschrift" style:family="paragraph" style:parent-style-name="Standard" style:class="extra" style:master-page-name="">
      <style:paragraph-properties style:page-number="auto" style:shadow="none"/>
      <style:text-properties fo:font-size="9pt" fo:font-weight="bold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Überschrift" style:family="text" style:parent-style-name="Source_20_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8:17:16.022322966</meta:creation-date>
    <dc:date>2018-01-27T02:39:02.973308998</dc:date>
    <meta:editing-duration>PT3H13M42S</meta:editing-duration>
    <meta:editing-cycles>45</meta:editing-cycles>
    <meta:generator>LibreOffice/4.2.8.2$Linux_X86_64 LibreOffice_project/420m0$Build-2</meta:generator>
    <meta:document-statistic meta:table-count="4" meta:image-count="0" meta:object-count="0" meta:page-count="2" meta:paragraph-count="43" meta:word-count="133" meta:character-count="400" meta:non-whitespace-character-count="374"/>
  </office:meta>
</office:document-meta>
</file>